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 style:master-page-name="">
      <style:table-properties style:width="18.995cm" style:page-number="auto" fo:break-before="page" table:align="left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9cm"/>
    </style:style>
    <style:style style:name="Tabella5.C" style:family="table-column">
      <style:table-column-properties style:column-width="1.293cm"/>
    </style:style>
    <style:style style:name="Tabella5.D" style:family="table-column">
      <style:table-column-properties style:column-width="1.305cm"/>
    </style:style>
    <style:style style:name="Tabella5.E" style:family="table-column">
      <style:table-column-properties style:column-width="2.006cm"/>
    </style:style>
    <style:style style:name="Tabella5.F" style:family="table-column">
      <style:table-column-properties style:column-width="1.586cm"/>
    </style:style>
    <style:style style:name="Tabella5.G" style:family="table-column">
      <style:table-column-properties style:column-width="1.849cm"/>
    </style:style>
    <style:style style:name="Tabella5.H" style:family="table-column">
      <style:table-column-properties style:column-width="0.256cm"/>
    </style:style>
    <style:style style:name="Tabella5.A1" style:family="table-cell">
      <style:table-cell-properties fo:background-color="#0000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0000ff" fo:padding="0.049cm" fo:border="0.05pt solid #000000">
        <style:background-image/>
      </style:table-cell-properties>
    </style:style>
    <style:style style:name="Tabella5.A2" style:family="table-cell">
      <style:table-cell-properties fo:padding="0.049cm" fo:border="none"/>
    </style:style>
    <style:style style:name="Tabella5.A3" style:family="table-cell">
      <style:table-cell-properties fo:background-color="transparent" fo:padding="0.049cm" fo:border-left="0.05pt solid #000000" fo:border-right="none" fo:border-top="none" fo:border-bottom="none">
        <style:background-image/>
      </style:table-cell-properties>
    </style:style>
    <style:style style:name="Tabella5.H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5.A4" style:family="table-cell">
      <style:table-cell-properties fo:padding="0.049cm" fo:border-left="none" fo:border-right="none" fo:border-top="none" fo:border-bottom="0.05pt solid #00000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9pt" fo:font-style="italic" fo:font-weight="normal" officeooo:paragraph-rsid="0009199c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Table_20_Contents">
      <style:paragraph-properties fo:margin-left="0.041cm" fo:margin-right="-0.235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left="0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2" style:family="paragraph" style:parent-style-name="Table_20_Contents">
      <style:paragraph-properties fo:margin-left="0.051cm" fo:margin-right="0.009cm" fo:margin-top="0cm" fo:margin-bottom="0cm" loext:contextual-spacing="false" fo:text-align="start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left="0.051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4" style:family="paragraph" style:parent-style-name="Table_20_Contents">
      <style:paragraph-properties fo:margin-left="0.032cm" fo:margin-right="0cm" fo:margin-top="0cm" fo:margin-bottom="0cm" loext:contextual-spacing="false" fo:text-align="center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margin-left="0.005cm" fo:margin-right="0.108cm" fo:margin-top="0cm" fo:margin-bottom="0cm" loext:contextual-spacing="false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1" fo:font-size="9pt" fo:font-weight="normal" officeooo:paragraph-rsid="000919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1" fo:font-size="9pt" fo:font-weight="bold" officeooo:paragraph-rsid="0009199c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paragraph-rsid="0009199c"/>
    </style:style>
    <style:style style:name="P20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21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1" fo:font-size="11pt" officeooo:paragraph-rsid="000df854" style:font-size-asian="11pt" style:font-name-complex="Calibri" style:font-size-complex="11pt"/>
    </style:style>
    <style:style style:name="P22" style:family="paragraph" style:parent-style-name="Standard">
      <style:text-properties officeooo:paragraph-rsid="000df854"/>
    </style:style>
    <style:style style:name="P23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4" style:family="paragraph" style:parent-style-name="No_20_Spacing">
      <style:text-properties officeooo:paragraph-rsid="000742e4"/>
    </style:style>
    <style:style style:name="P25" style:family="paragraph" style:parent-style-name="No_20_Spacing">
      <style:text-properties officeooo:paragraph-rsid="00076d8b"/>
    </style:style>
    <style:style style:name="P26" style:family="paragraph" style:parent-style-name="Normale" style:master-page-name="MP0">
      <style:paragraph-properties style:page-number="auto" fo:break-before="page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0eec7e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eec7e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0df8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text-properties fo:font-weight="bold" officeooo:paragraph-rsid="00076d8b" style:font-weight-asian="bold" style:font-weight-complex="bold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23c3b9"/>
    </style:style>
    <style:style style:name="T11" style:family="text">
      <style:text-properties officeooo:rsid="000eec7e"/>
    </style:style>
    <style:style style:name="T12" style:family="text">
      <style:text-properties officeooo:rsid="00116b12"/>
    </style:style>
    <style:style style:name="T13" style:family="text">
      <style:text-properties officeooo:rsid="00076d8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4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9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41"><text:span text:style-name="T13">Riepilogo economico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>
          <table:table-cell table:style-name="Tabella5.A1" office:value-type="string">
            <text:p text:style-name="P28">RIF.</text:p>
          </table:table-cell>
          <table:table-cell table:style-name="Tabella5.A1" office:value-type="string">
            <text:p text:style-name="P29">DESCRIZIONE</text:p>
          </table:table-cell>
          <table:table-cell table:style-name="Tabella5.A1" office:value-type="string">
            <text:p text:style-name="P32">U.M.<text:span text:style-name="T10"> <text:s text:c="9"/></text:span></text:p>
          </table:table-cell>
          <table:table-cell table:style-name="Tabella5.A1" office:value-type="string">
            <text:p text:style-name="P30">Q.TA'</text:p>
          </table:table-cell>
          <table:table-cell table:style-name="Tabella5.A1" office:value-type="string">
            <text:p text:style-name="P30">PREZZO <text:span text:style-name="T11">UNIT.</text:span></text:p>
          </table:table-cell>
          <table:table-cell table:style-name="Tabella5.A1" office:value-type="string">
            <text:p text:style-name="P34">SC<text:span text:style-name="T11">ONTO</text:span> %</text:p>
          </table:table-cell>
          <table:table-cell table:style-name="Tabella5.A1" office:value-type="string">
            <text:p text:style-name="P34">IMPORTO</text:p>
          </table:table-cell>
          <table:table-cell table:style-name="Tabella5.H1" office:value-type="string">
            <text:p text:style-name="P33"/>
          </table:table-cell>
        </table:table-row>
        <table:table-row>
          <table:table-cell table:style-name="Tabella5.A2" table:number-columns-spanned="8" office:value-type="string">
            <text:p text:style-name="P2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A3" office:value-type="string">
            <text:p text:style-name="P36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A3" office:value-type="string">
            <text:p text:style-name="P37"><text:placeholder text:placeholder-type="text">&lt;line.product_uom.name or ''&gt;</text:placeholder></text:p>
          </table:table-cell>
          <table:table-cell table:style-name="Tabella5.A3" office:value-type="string">
            <text:p text:style-name="P38"><text:placeholder text:placeholder-type="text">&lt;formatLang(line.product_uom_qty,digits=0)&gt;</text:placeholder></text:p>
          </table:table-cell>
          <table:table-cell table:style-name="Tabella5.A3" office:value-type="string">
            <text:p text:style-name="P39"><text:placeholder text:placeholder-type="text">&lt;italian_number(line.price_unit)&gt;</text:placeholder></text:p>
          </table:table-cell>
          <table:table-cell table:style-name="Tabella5.A3" office:value-type="string">
            <text:p text:style-name="P40"><text:placeholder text:placeholder-type="text">&lt;italian_number(line.discount, no_zero=True)&gt;</text:placeholder></text:p>
          </table:table-cell>
          <table:table-cell table:style-name="Tabella5.A3" office:value-type="string">
            <text:p text:style-name="P39"><text:placeholder text:placeholder-type="text">&lt;italian_number(line.price_subtotal)&gt;</text:placeholder></text:p>
          </table:table-cell>
          <table:table-cell table:style-name="Tabella5.H3" office:value-type="string">
            <text:p text:style-name="P38"/>
          </table:table-cell>
        </table:table-row>
        <table:table-row>
          <table:table-cell table:style-name="Tabella5.A4" table:number-columns-spanned="8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0">Totale :</text:p>
          </table:table-cell>
          <table:table-cell table:style-name="Tabella4.B1" office:value-type="string">
            <text:p text:style-name="P9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0">IVA :</text:p>
          </table:table-cell>
          <table:table-cell table:style-name="Tabella4.B1" office:value-type="string">
            <text:p text:style-name="P9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0">Totale fornitura <text:span text:style-name="T9">IVA compresa</text:span> :</text:p>
          </table:table-cell>
          <table:table-cell table:style-name="Tabella4.B1" office:value-type="string">
            <text:p text:style-name="P9"><text:placeholder text:placeholder-type="text">&lt;italian_number(o.amount_total)&gt;</text:placeholder></text:p>
          </table:table-cell>
        </table:table-row>
      </table:table>
      <text:p text:style-name="P23"/>
      <text:p text:style-name="P25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14:35:32.153000000</dc:date>
    <meta:print-date>2015-10-01T17:14:00Z</meta:print-date>
    <meta:editing-cycles>22</meta:editing-cycles>
    <meta:editing-duration>PT1H41M20S</meta:editing-duration>
    <meta:document-statistic meta:table-count="4" meta:image-count="1" meta:object-count="0" meta:page-count="2" meta:paragraph-count="49" meta:word-count="131" meta:character-count="1261" meta:non-whitespace-character-count="1124"/>
    <meta:template xlink:type="simple" xlink:actuate="onRequest" xlink:title="" xlink:href="Normal"/>
  </office:meta>
</office:document-meta>
</file>